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33cm" fo:break-before="auto" style:use-optimal-row-height="false"/>
    </style:style>
    <style:style style:name="ta1" style:family="table" style:master-page-name="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 style:data-style-name="N115"/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1">
        <office:forms form:automatic-focus="false" form:apply-design-mode="false"/>
        <table:shapes>
          <draw:frame draw:z-index="0" draw:style-name="gr1" draw:text-style-name="P1" svg:width="15.999cm" svg:height="8.999cm" svg:x="7.291cm" svg:y="0.836cm">
            <draw:object draw:notify-on-update-of-ranges="calib.B4:calib.B12 calib.D4:calib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203cm" svg:y="10.346cm">
            <draw:object draw:notify-on-update-of-ranges="calib.B16:calib.B24 calib.D16:calib.D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601cm" svg:y="20.259cm">
            <draw:object draw:notify-on-update-of-ranges="calib.B38:calib.B46 calib.D38:calib.D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.215cm" svg:y="29.683cm">
            <draw:object draw:notify-on-update-of-ranges="calib.B50:calib.B58 calib.D50:calib.D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53" table:default-cell-style-name="Default"/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office:value-type="float" office:value="4.52" calcext:value-type="float">
            <text:p>4,52</text:p>
          </table:table-cell>
          <table:table-cell table:style-name="ce6" office:value-type="string" calcext:value-type="string">
            <text:p>meter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v = 0,0217453422621 * b1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4" office:value-type="float" office:value="-6.58" calcext:value-type="float">
            <text:p>-6,58</text:p>
          </table:table-cell>
          <table:table-cell table:style-name="ce6" table:formula="of:=[.$C$1]/[.C4]" office:value-type="float" office:value="-0.68693009118541" calcext:value-type="float">
            <text:p>-0,68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4" office:value-type="float" office:value="-8.64" calcext:value-type="float">
            <text:p>-8,64</text:p>
          </table:table-cell>
          <table:table-cell table:style-name="ce6" table:formula="of:=[.$C$1]/[.C5]" office:value-type="float" office:value="-0.523148148148148" calcext:value-type="float">
            <text:p>-0,523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4" office:value-type="float" office:value="-12.98" calcext:value-type="float">
            <text:p>-12,98</text:p>
          </table:table-cell>
          <table:table-cell table:style-name="ce6" table:formula="of:=[.$C$1]/[.C6]" office:value-type="float" office:value="-0.348228043143297" calcext:value-type="float">
            <text:p>-0,34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4" office:value-type="float" office:value="-24.41" calcext:value-type="float">
            <text:p>-24,41</text:p>
          </table:table-cell>
          <table:table-cell table:style-name="ce6" table:formula="of:=[.$C$1]/[.C7]" office:value-type="float" office:value="-0.185170012290045" calcext:value-type="float">
            <text:p>-0,185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 office:value-type="float" office:value="0" calcext:value-type="float">
            <text:p>0,000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26.86" calcext:value-type="float">
            <text:p>26,86</text:p>
          </table:table-cell>
          <table:table-cell table:style-name="ce6" table:formula="of:=[.$C$1]/[.C9]" office:value-type="float" office:value="0.168279970215934" calcext:value-type="float">
            <text:p>0,16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4" office:value-type="float" office:value="13.01" calcext:value-type="float">
            <text:p>13,01</text:p>
          </table:table-cell>
          <table:table-cell table:style-name="ce6" table:formula="of:=[.$C$1]/[.C10]" office:value-type="float" office:value="0.347425057647963" calcext:value-type="float">
            <text:p>0,34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4" office:value-type="float" office:value="8.95" calcext:value-type="float">
            <text:p>8,95</text:p>
          </table:table-cell>
          <table:table-cell table:style-name="ce6" table:formula="of:=[.$C$1]/[.C11]" office:value-type="float" office:value="0.505027932960894" calcext:value-type="float">
            <text:p>0,505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4" office:value-type="float" office:value="6.32" calcext:value-type="float">
            <text:p>6,32</text:p>
          </table:table-cell>
          <table:table-cell table:style-name="ce6" table:formula="of:=[.$C$1]/[.C12]" office:value-type="float" office:value="0.715189873417721" calcext:value-type="float">
            <text:p>0,71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3" office:value-type="string" calcext:value-type="string">
            <text:p>v = 0,0290682838088 * b1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16]+32" office:value-type="float" office:value="-32" calcext:value-type="float">
            <text:p>-32</text:p>
          </table:table-cell>
          <table:table-cell table:style-name="ce4" office:value-type="float" office:value="-4.73" calcext:value-type="float">
            <text:p>-4,73</text:p>
          </table:table-cell>
          <table:table-cell table:style-name="ce6" table:formula="of:=[.$C$1]/[.C16]" office:value-type="float" office:value="-0.955602536997886" calcext:value-type="float">
            <text:p>-0,956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17]+32" office:value-type="float" office:value="-24" calcext:value-type="float">
            <text:p>-24</text:p>
          </table:table-cell>
          <table:table-cell table:style-name="ce4" office:value-type="float" office:value="-6.7" calcext:value-type="float">
            <text:p>-6,70</text:p>
          </table:table-cell>
          <table:table-cell table:style-name="ce6" table:formula="of:=[.$C$1]/[.C17]" office:value-type="float" office:value="-0.674626865671642" calcext:value-type="float">
            <text:p>-0,675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18]+32" office:value-type="float" office:value="-16" calcext:value-type="float">
            <text:p>-16</text:p>
          </table:table-cell>
          <table:table-cell table:style-name="ce4" office:value-type="float" office:value="-9.81" calcext:value-type="float">
            <text:p>-9,81</text:p>
          </table:table-cell>
          <table:table-cell table:style-name="ce6" table:formula="of:=[.$C$1]/[.C18]" office:value-type="float" office:value="-0.460754332313965" calcext:value-type="float">
            <text:p>-0,46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19]+32" office:value-type="float" office:value="-8" calcext:value-type="float">
            <text:p>-8</text:p>
          </table:table-cell>
          <table:table-cell table:style-name="ce4" office:value-type="float" office:value="-18.94" calcext:value-type="float">
            <text:p>-18,94</text:p>
          </table:table-cell>
          <table:table-cell table:style-name="ce6" table:formula="of:=[.$C$1]/[.C19]" office:value-type="float" office:value="-0.238648363252376" calcext:value-type="float">
            <text:p>-0,23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 office:value-type="float" office:value="0" calcext:value-type="float">
            <text:p>0,00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19.57" calcext:value-type="float">
            <text:p>19,57</text:p>
          </table:table-cell>
          <table:table-cell table:style-name="ce6" table:formula="of:=[.$C$1]/[.C21]" office:value-type="float" office:value="0.230965763924374" calcext:value-type="float">
            <text:p>0,23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0.04" calcext:value-type="float">
            <text:p>10,04</text:p>
          </table:table-cell>
          <table:table-cell table:style-name="ce6" table:formula="of:=[.$C$1]/[.C22]" office:value-type="float" office:value="0.450199203187251" calcext:value-type="float">
            <text:p>0,45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6.57" calcext:value-type="float">
            <text:p>6,57</text:p>
          </table:table-cell>
          <table:table-cell table:style-name="ce6" table:formula="of:=[.$C$1]/[.C23]" office:value-type="float" office:value="0.687975646879756" calcext:value-type="float">
            <text:p>0,6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4.82" calcext:value-type="float">
            <text:p>4,82</text:p>
          </table:table-cell>
          <table:table-cell table:style-name="ce6" table:formula="of:=[.$C$1]/[.C24]" office:value-type="float" office:value="0.937759336099585" calcext:value-type="float">
            <text:p>0,938</text:p>
          </table:table-cell>
          <table:table-cell table:style-name="ce1" table:number-columns-repeated="253"/>
        </table:table-row>
        <table:table-row table:style-name="ro1" table:number-rows-repeated="10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table:formula="of:=2*PI()" office:value-type="float" office:value="6.28318530717959" calcext:value-type="float">
            <text:p>6,2831853071796</text:p>
          </table:table-cell>
          <table:table-cell table:style-name="ce6" office:value-type="string" calcext:value-type="string">
            <text:p>radian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w = 0,4177416860037 * b2 - 0,6876060987078</text:p>
          </table:table-cell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4" table:formula="of:=-4.47/10" office:value-type="float" office:value="-0.447" calcext:value-type="float">
            <text:p>-0,45</text:p>
          </table:table-cell>
          <table:table-cell table:style-name="ce6" table:formula="of:=[.$C$35]/[.C38]" office:value-type="float" office:value="-14.0563429690819" calcext:value-type="float">
            <text:p>-14,056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4" table:formula="of:=-5.901/10" office:value-type="float" office:value="-0.5901" calcext:value-type="float">
            <text:p>-0,59</text:p>
          </table:table-cell>
          <table:table-cell table:style-name="ce6" table:formula="of:=[.$C$35]/[.C39]" office:value-type="float" office:value="-10.6476619338749" calcext:value-type="float">
            <text:p>-10,648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4" table:formula="of:=-8.503/10" office:value-type="float" office:value="-0.8503" calcext:value-type="float">
            <text:p>-0,85</text:p>
          </table:table-cell>
          <table:table-cell table:style-name="ce6" table:formula="of:=[.$C$35]/[.C40]" office:value-type="float" office:value="-7.38937469972902" calcext:value-type="float">
            <text:p>-7,38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4" table:formula="of:=-15.773/10" office:value-type="float" office:value="-1.5773" calcext:value-type="float">
            <text:p>-1,58</text:p>
          </table:table-cell>
          <table:table-cell table:style-name="ce6" table:formula="of:=[.$C$35]/[.C41]" office:value-type="float" office:value="-3.98350681999593" calcext:value-type="float">
            <text:p>-3,98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4" table:formula="of:=16.201/6" office:value-type="float" office:value="2.70016666666667" calcext:value-type="float">
            <text:p>2,70</text:p>
          </table:table-cell>
          <table:table-cell table:style-name="ce6" table:formula="of:=[.$C$35]/[.C43]" office:value-type="float" office:value="2.32696202969431" calcext:value-type="float">
            <text:p>2,32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4" table:formula="of:=10.21/10" office:value-type="float" office:value="1.021" calcext:value-type="float">
            <text:p>1,02</text:p>
          </table:table-cell>
          <table:table-cell table:style-name="ce6" table:formula="of:=[.$C$35]/[.C44]" office:value-type="float" office:value="6.15395230869695" calcext:value-type="float">
            <text:p>6,15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4" table:formula="of:=6.663/10" office:value-type="float" office:value="0.6663" calcext:value-type="float">
            <text:p>0,67</text:p>
          </table:table-cell>
          <table:table-cell table:style-name="ce6" table:formula="of:=[.$C$35]/[.C45]" office:value-type="float" office:value="9.42996444121205" calcext:value-type="float">
            <text:p>9,430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4" table:formula="of:=4.961/10" office:value-type="float" office:value="0.4961" calcext:value-type="float">
            <text:p>0,50</text:p>
          </table:table-cell>
          <table:table-cell table:style-name="ce6" table:formula="of:=[.$C$35]/[.C46]" office:value-type="float" office:value="12.6651588534158" calcext:value-type="float">
            <text:p>12,66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3" office:value-type="string" calcext:value-type="string">
            <text:p>W = 0,7208400618386 * b2 + 0,0191642762841</text:p>
          </table:table-cell>
          <table:table-cell table:style-name="Default"/>
          <table:table-cell table:style-name="ce1" table:number-columns-repeated="11"/>
          <table:table-cell table:style-name="ce1" office:value-type="string" calcext:value-type="string">
            <text:p>Test :</text:p>
          </table:table-cell>
          <table:table-cell table:style-name="ce1" office:value-type="float" office:value="-0.1" calcext:value-type="float">
            <text:p>-0,1</text:p>
          </table:table-cell>
          <table:table-cell table:style-name="ce1" table:number-columns-repeated="240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12"/>
          <table:table-cell table:style-name="ce10" table:formula="of:=([.Q48] - 0.0191642762841) /  0.7208400618386" office:value-type="float" office:value="-0.165313059848748" calcext:value-type="float">
            <text:p>-0,1653130598487</text:p>
          </table:table-cell>
          <table:table-cell table:style-name="ce1" table:number-columns-repeated="240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50]+32" office:value-type="float" office:value="-32" calcext:value-type="float">
            <text:p>-32</text:p>
          </table:table-cell>
          <table:table-cell table:style-name="ce4"/>
          <table:table-cell table:style-name="ce6" table:formula="of:=[.$C$35]/[.C50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51]+32" office:value-type="float" office:value="-24" calcext:value-type="float">
            <text:p>-24</text:p>
          </table:table-cell>
          <table:table-cell table:style-name="ce4" table:formula="of:=-3.742/10" office:value-type="float" office:value="-0.3742" calcext:value-type="float">
            <text:p>-0,37</text:p>
          </table:table-cell>
          <table:table-cell table:style-name="ce6" table:formula="of:=[.$C$35]/[.C51]" office:value-type="float" office:value="-16.7909815798492" calcext:value-type="float">
            <text:p>-16,79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52]+32" office:value-type="float" office:value="-16" calcext:value-type="float">
            <text:p>-16</text:p>
          </table:table-cell>
          <table:table-cell table:style-name="ce4" table:formula="of:=-5.252/10" office:value-type="float" office:value="-0.5252" calcext:value-type="float">
            <text:p>-0,53</text:p>
          </table:table-cell>
          <table:table-cell table:style-name="ce6" table:formula="of:=[.$C$35]/[.C52]" office:value-type="float" office:value="-11.9634145224288" calcext:value-type="float">
            <text:p>-11,963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53]+32" office:value-type="float" office:value="-8" calcext:value-type="float">
            <text:p>-8</text:p>
          </table:table-cell>
          <table:table-cell table:style-name="ce4" table:formula="of:=-9.924/10" office:value-type="float" office:value="-0.9924" calcext:value-type="float">
            <text:p>-0,99</text:p>
          </table:table-cell>
          <table:table-cell table:style-name="ce6" table:formula="of:=[.$C$35]/[.C53]" office:value-type="float" office:value="-6.33130321158765" calcext:value-type="float">
            <text:p>-6,331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9.992/10" office:value-type="float" office:value="0.9992" calcext:value-type="float">
            <text:p>1,00</text:p>
          </table:table-cell>
          <table:table-cell table:style-name="ce6" table:formula="of:=[.$C$35]/[.C55]" office:value-type="float" office:value="6.28821587988349" calcext:value-type="float">
            <text:p>6,2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5.155/10" office:value-type="float" office:value="0.5155" calcext:value-type="float">
            <text:p>0,52</text:p>
          </table:table-cell>
          <table:table-cell table:style-name="ce6" table:formula="of:=[.$C$35]/[.C56]" office:value-type="float" office:value="12.1885262990875" calcext:value-type="float">
            <text:p>12,18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3.757/10" office:value-type="float" office:value="0.3757" calcext:value-type="float">
            <text:p>0,38</text:p>
          </table:table-cell>
          <table:table-cell table:style-name="ce6" table:formula="of:=[.$C$35]/[.C57]" office:value-type="float" office:value="16.7239427925994" calcext:value-type="float">
            <text:p>16,724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6" table:formula="of:=[.$C$35]/[.C58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 table:number-rows-repeated="11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NORMAL</text:p>
          </table:table-cell>
          <table:table-cell table:style-name="ce1"/>
          <table:table-cell table:style-name="ce7" table:number-columns-repeated="2"/>
          <table:table-cell table:style-name="ce1" table:number-columns-repeated="252"/>
        </table:table-row>
        <table:table-row table:style-name="ro1">
          <table:table-cell/>
          <table:table-cell table:style-name="ce2" office:value-type="string" calcext:value-type="string">
            <text:p>Lin speed</text:p>
          </table:table-cell>
          <table:table-cell table:style-name="ce2" office:value-type="string" calcext:value-type="string">
            <text:p>Ang speed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w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68693009118541" calcext:value-type="float">
            <text:p>-0,6869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523148148148148" calcext:value-type="float">
            <text:p>-0,5231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348228043143297" calcext:value-type="float">
            <text:p>-0,348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185170012290045" calcext:value-type="float">
            <text:p>-0,18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168279970215934" calcext:value-type="float">
            <text:p>0,1683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0.167849" calcext:value-type="float">
            <text:p>0,1678</text:p>
          </table:table-cell>
          <table:table-cell table:style-name="ce7" office:value-type="float" office:value="0.594183" calcext:value-type="float">
            <text:p>0,5942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172" calcext:value-type="float">
            <text:p>0,1720</text:p>
          </table:table-cell>
          <table:table-cell table:style-name="ce7" office:value-type="float" office:value="1.24" calcext:value-type="float">
            <text:p>1,2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164522" calcext:value-type="float">
            <text:p>0,1645</text:p>
          </table:table-cell>
          <table:table-cell table:style-name="ce7" office:value-type="float" office:value="1.96276" calcext:value-type="float">
            <text:p>1,9628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16857" calcext:value-type="float">
            <text:p>0,1686</text:p>
          </table:table-cell>
          <table:table-cell table:style-name="ce7" office:value-type="float" office:value="2.72034" calcext:value-type="float">
            <text:p>2,7203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0.207" calcext:value-type="float">
            <text:p>0,2070</text:p>
          </table:table-cell>
          <table:table-cell table:style-name="ce7" office:value-type="float" office:value="0.738" calcext:value-type="float">
            <text:p>0,73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347425057647963" calcext:value-type="float">
            <text:p>0,3474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336657" calcext:value-type="float">
            <text:p>0,3367</text:p>
          </table:table-cell>
          <table:table-cell table:style-name="ce7" office:value-type="float" office:value="0.654363" calcext:value-type="float">
            <text:p>0,6544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6" calcext:value-type="float">
            <text:p>16</text:p>
          </table:table-cell>
          <table:table-cell table:style-name="ce7" office:value-type="float" office:value="0.335063" calcext:value-type="float">
            <text:p>0,3351</text:p>
          </table:table-cell>
          <table:table-cell table:style-name="ce7" office:value-type="float" office:value="1.32227" calcext:value-type="float">
            <text:p>1,322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333" calcext:value-type="float">
            <text:p>0,3330</text:p>
          </table:table-cell>
          <table:table-cell table:style-name="ce7" office:value-type="float" office:value="1.988" calcext:value-type="float">
            <text:p>1,98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325" calcext:value-type="float">
            <text:p>0,3250</text:p>
          </table:table-cell>
          <table:table-cell table:style-name="ce7" office:value-type="float" office:value="2.64" calcext:value-type="float">
            <text:p>2,6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505027932960894" calcext:value-type="float">
            <text:p>0,5050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491734" calcext:value-type="float">
            <text:p>0,4917</text:p>
          </table:table-cell>
          <table:table-cell table:style-name="ce7" office:value-type="float" office:value="0.707288" calcext:value-type="float">
            <text:p>0,707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484089" calcext:value-type="float">
            <text:p>0,4841</text:p>
          </table:table-cell>
          <table:table-cell table:style-name="ce7" office:value-type="float" office:value="1.3858" calcext:value-type="float">
            <text:p>1,3858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24" calcext:value-type="float">
            <text:p>24</text:p>
          </table:table-cell>
          <table:table-cell table:style-name="ce7" office:value-type="float" office:value="0.467" calcext:value-type="float">
            <text:p>0,4670</text:p>
          </table:table-cell>
          <table:table-cell table:style-name="ce7" office:value-type="float" office:value="2.041" calcext:value-type="float">
            <text:p>2,041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467289" calcext:value-type="float">
            <text:p>0,4673</text:p>
          </table:table-cell>
          <table:table-cell table:style-name="ce7" office:value-type="float" office:value="2.7409" calcext:value-type="float">
            <text:p>2,740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715189873417721" calcext:value-type="float">
            <text:p>0,71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654434" calcext:value-type="float">
            <text:p>0,6544</text:p>
          </table:table-cell>
          <table:table-cell table:style-name="ce7" office:value-type="float" office:value="0.677922" calcext:value-type="float">
            <text:p>0,677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642031" calcext:value-type="float">
            <text:p>0,6420</text:p>
          </table:table-cell>
          <table:table-cell table:style-name="ce7" office:value-type="float" office:value="1.33167" calcext:value-type="float">
            <text:p>1,3317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62279" calcext:value-type="float">
            <text:p>0,6228</text:p>
          </table:table-cell>
          <table:table-cell table:style-name="ce7" office:value-type="float" office:value="2.02986" calcext:value-type="float">
            <text:p>2,0299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32" calcext:value-type="float">
            <text:p>32</text:p>
          </table:table-cell>
          <table:table-cell table:style-name="ce7" office:value-type="float" office:value="0.609106" calcext:value-type="float">
            <text:p>0,6091</text:p>
          </table:table-cell>
          <table:table-cell table:style-name="ce7" office:value-type="float" office:value="2.64649" calcext:value-type="float">
            <text:p>2,6465</text:p>
          </table:table-cell>
          <table:table-cell table:style-name="ce1" table:number-columns-repeated="252"/>
        </table:table-row>
        <table:table-row table:style-name="ro1" table:number-rows-repeated="65429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 table:number-rows-repeated="9830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named-expressions/>
      <table:database-ranges>
        <table:database-range table:name="__Anonymous_Sheet_DB__0" table:target-range-address="calib.B71:calib.E9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101cm" fo:margin-left="0cm" fo:margin-right="0cm" fo:margin-top="0cm" fo:border="none" fo:padding="0cm" style:shadow="none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9:07:36.379417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19:11:07.103688515</dc:date>
    <meta:creation-date>2015-02-22T18:53:20Z</meta:creation-date>
    <meta:generator>LibreOffice/4.2.8.2$Linux_x86 LibreOffice_project/420m0$Build-2</meta:generator>
    <meta:editing-duration>PT4H2M10S</meta:editing-duration>
    <meta:editing-cycles>83</meta:editing-cycles>
    <meta:document-statistic meta:table-count="1" meta:cell-count="254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2 calib.D4:calib.D12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2" chart:class="chart:scatter">
            <chart:domain table:cell-range-address="calib.B4:calib.B12"/>
            <chart:regression-curve chart:style-name="ch7">
              <chart:equation chart:display-equation="true"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4:calib.B12</svg:desc>
                </draw:g>
              </table:table-cell>
              <table:table-cell office:value-type="float" office:value="-0.68693009118541">
                <text:p>-0.68693009118541</text:p>
                <draw:g>
                  <svg:desc>calib.D4:calib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523148148148148">
                <text:p>-0.5231481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348228043143297">
                <text:p>-0.348228043143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185170012290045">
                <text:p>-0.18517001229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68279970215934">
                <text:p>0.168279970215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47425057647963">
                <text:p>0.34742505764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05027932960894">
                <text:p>0.505027932960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715189873417721">
                <text:p>0.715189873417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16:calib.B24 calib.D16:calib.D24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16:calib.D24" chart:class="chart:scatter">
            <chart:domain table:cell-range-address="calib.B16:calib.B24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16:calib.B24</svg:desc>
                </draw:g>
              </table:table-cell>
              <table:table-cell office:value-type="float" office:value="-0.955602536997886">
                <text:p>-0.955602536997886</text:p>
                <draw:g>
                  <svg:desc>calib.D16:calib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674626865671642">
                <text:p>-0.674626865671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460754332313965">
                <text:p>-0.4607543323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238648363252376">
                <text:p>-0.238648363252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30965763924374">
                <text:p>0.23096576392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450199203187251">
                <text:p>0.450199203187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687975646879756">
                <text:p>0.687975646879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937759336099585">
                <text:p>0.937759336099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38:calib.B46 calib.D38:calib.D46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38:calib.D46" chart:class="chart:scatter">
            <chart:domain table:cell-range-address="calib.B38:calib.B46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38:calib.B46</svg:desc>
                </draw:g>
              </table:table-cell>
              <table:table-cell office:value-type="float" office:value="-14.0563429690819">
                <text:p>-14.0563429690819</text:p>
                <draw:g>
                  <svg:desc>calib.D38:calib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3">
                <text:p>-3.98350681999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50:calib.B58 calib.D50:calib.D58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50:calib.D58" chart:class="chart:scatter">
            <chart:domain table:cell-range-address="calib.B50:calib.B58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50:calib.B58</svg:desc>
                </draw:g>
              </table:table-cell>
              <table:table-cell office:value-type="float" office:value="NaN">
                <text:p>NaN</text:p>
                <draw:g>
                  <svg:desc>calib.D50:calib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6.7909815798492">
                <text:p>-16.7909815798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11.9634145224288">
                <text:p>-11.963414522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6.33130321158765">
                <text:p>-6.33130321158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28821587988349">
                <text:p>6.2882158798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.1885262990875">
                <text:p>12.1885262990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6.7239427925994">
                <text:p>16.7239427925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